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RunForward<text:s/><text:tab/><text:tab/><text:tab/><text:tab/><text:tab/><text:tab/>F 0 – 40<text:tab/><text:tab/><text:tab/>(lower<text:s/>body anim)</text:p>
      <text:p text:style-name="Standaard">RunBackward<text:s/><text:tab/><text:tab/><text:tab/><text:tab/><text:tab/><text:tab/>F 41 – 81<text:tab/><text:tab/>(lower body anim)</text:p>
      <text:p text:style-name="Standaard">Idle<text:tab/><text:s/><text:tab/><text:tab/><text:tab/><text:tab/><text:tab/><text:tab/>F 82 – 142<text:tab/><text:tab/>(whole body anim)</text:p>
      <text:p text:style-name="Standaard">TurnIdle (left and right)<text:tab/><text:tab/><text:tab/><text:tab/><text:tab/>F 143 –173<text:tab/><text:tab/>(lower body anim)</text:p>
      <text:p text:style-name="Standaard">RunForward Unequiped<text:tab/><text:tab/><text:tab/><text:tab/>F 174 – 214<text:tab/><text:tab/>(upper body anim)</text:p>
      <text:p text:style-name="Standaard">RunForward Katana<text:tab/><text:tab/><text:tab/><text:tab/><text:tab/>F 215 – 255<text:tab/><text:tab/>(upper body anim)</text:p>
      <text:p text:style-name="Standaard">RunForward nunchakus<text:tab/><text:tab/><text:tab/><text:tab/><text:tab/>F 256 – 296<text:tab/><text:tab/>(upper body anim)</text:p>
      <text:p text:style-name="Standaard">LookRight<text:s/>Idle<text:tab/><text:tab/><text:tab/><text:tab/><text:tab/><text:tab/>F 338 – 368<text:tab/><text:tab/>(upper body anim)</text:p>
      <text:p text:style-name="Standaard">LookLeft<text:s/>Idle<text:tab/><text:tab/><text:tab/><text:tab/><text:tab/><text:tab/>F 369<text:s/>–<text:s/>399<text:tab/><text:tab/>(upper body anim)</text:p>
      <text:p text:style-name="Standaard">LookRight Run<text:tab/><text:tab/><text:tab/><text:tab/><text:tab/><text:tab/>F 400 – 430<text:tab/><text:tab/>(upper body anim)</text:p>
      <text:p text:style-name="Standaard">LookLeft Run<text:tab/><text:tab/><text:tab/><text:tab/><text:tab/><text:tab/>F 431 – 461<text:tab/><text:tab/>(upper body anim)</text:p>
      <text:p text:style-name="Standaard">RunBackward Katana<text:tab/><text:tab/><text:tab/><text:tab/><text:tab/>F 462 – 502<text:tab/><text:tab/>(upper body anim)</text:p>
      <text:p text:style-name="Standaard">KatanaDraw<text:tab/><text:tab/><text:tab/><text:tab/><text:tab/><text:tab/>F 503 – 533<text:tab/><text:tab/>(upper body anim)</text:p>
      <text:p text:style-name="Standaard">CombatIdle<text:tab/><text:tab/><text:tab/><text:tab/><text:tab/><text:tab/>F 534 – 594<text:tab/><text:tab/>(upper body anim)</text:p>
      <text:p text:style-name="Standaard">KatanaAttack 1<text:tab/><text:tab/><text:tab/><text:tab/><text:tab/><text:tab/>F 595 –<text:s/>607<text:tab/><text:tab/>(whole<text:s/>body anim)</text:p>
      <text:p text:style-name="Standaard">KatanaAttack 2<text:tab/><text:tab/><text:tab/><text:tab/><text:tab/><text:tab/>F 608 –<text:s/><text:tab/>617<text:tab/><text:tab/>(whole body anim)</text:p>
      <text:p text:style-name="Standaard">KatanaAttack 3<text:tab/><text:tab/><text:tab/><text:tab/><text:tab/><text:tab/>F 618 –<text:s/><text:tab/>633<text:tab/><text:tab/>(whole body anim)</text:p>
      <text:p text:style-name="Standaard">Block<text:tab/><text:tab/><text:tab/><text:tab/><text:tab/><text:tab/><text:tab/>F 634 –<text:s/><text:tab/>694<text:tab/><text:tab/>(upper<text:s/>body anim)</text:p>
      <text:p text:style-name="Standaard">Stunned<text:tab/><text:tab/><text:tab/><text:tab/><text:tab/><text:tab/>F 695 –<text:s/><text:tab/>735<text:tab/><text:tab/>(upper body anim)</text:p>
      <text:p text:style-name="Standaard">GetHit<text:tab/><text:tab/><text:tab/><text:tab/><text:tab/><text:tab/><text:tab/>F 736 –<text:s/><text:tab/>746<text:tab/><text:tab/>(upper body anim)</text:p>
      <text:p text:style-name="Standaard">Death<text:tab/><text:tab/><text:tab/><text:tab/><text:tab/><text:tab/><text:tab/>F 747<text:s/>–<text:s/><text:tab/>787<text:tab/><text:tab/>(whole<text:s/>body anim)</text:p>
      <text:p text:style-name="Standaard">Shuriken<text:tab/><text:tab/><text:tab/><text:tab/><text:tab/><text:tab/>F 788 –<text:s/><text:tab/>802<text:tab/><text:tab/>(arm body anim)</text:p>
      <text:p text:style-name="Standaard">SmokeBomb<text:tab/><text:tab/><text:tab/><text:tab/><text:tab/><text:tab/>F 803 –<text:s/><text:tab/>815<text:tab/><text:tab/>(arm body anim)</text:p>
      <text:p text:style-name="Standaard">BlowDart<text:tab/><text:tab/><text:tab/><text:tab/><text:tab/><text:tab/>F 816 – 822<text:s/><text:tab/><text:tab/>(arm body anim)</text:p>
      <text:p text:style-name="Standaard">Interact<text:tab/><text:tab/><text:tab/><text:tab/><text:tab/><text:tab/><text:tab/>F 823 – 843<text:tab/><text:tab/>(arm body anim)</text:p>
      <text:p text:style-name="Standaard">DragonPunch<text:tab/><text:tab/><text:tab/><text:tab/><text:tab/><text:tab/>F 844 – 920<text:tab/><text:tab/>(whole body anim)</text:p>
      <text:p text:style-name="Standaard">DragonJump<text:tab/><text:tab/><text:tab/><text:tab/><text:tab/><text:tab/>F 921 – 965<text:tab/><text:tab/>(whole body anim)</text:p>
      <text:p text:style-name="Standaard">Kusarigama ability<text:tab/><text:tab/><text:tab/><text:tab/><text:tab/>F 966<text:s/>–<text:s/>981<text:tab/><text:tab/>(whole body anim)</text:p>
      <text:p text:style-name="Standaard">Strafe (lef tand right)<text:tab/><text:tab/><text:tab/><text:tab/><text:tab/>F 982 – 1022<text:tab/><text:tab/>(lower body anim)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yreau</meta:initial-creator>
    <dc:creator>phyreau</dc:creator>
    <meta:creation-date>2016-12-12T11:48:00Z</meta:creation-date>
    <dc:date>2016-12-12T15:36:00Z</dc:date>
    <meta:template xlink:href="Normal" xlink:type="simple"/>
    <meta:editing-cycles>1</meta:editing-cycles>
    <meta:editing-duration>PT13680S</meta:editing-duration>
    <meta:document-statistic meta:page-count="2" meta:paragraph-count="2" meta:word-count="222" meta:character-count="1442" meta:row-count="10" meta:non-whitespace-character-count="1222"/>
  </office:meta>
</office:document-meta>
</file>